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7"/>
          <table:table-cell office:value-type="string" calcext:value-type="string">
            <text:p>sx</text:p>
          </table:table-cell>
          <table:table-cell office:value-type="string" calcext:value-type="string">
            <text:p>d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office:value-type="string" calcext:value-type="string">
            <text:p>reticolo</text:p>
          </table:table-cell>
          <table:table-cell table:number-columns-repeated="3"/>
          <table:table-cell office:value-type="string" calcext:value-type="string">
            <text:p>Reticolo</text:p>
          </table:table-cell>
          <table:table-cell office:value-type="string" calcext:value-type="string">
            <text:p>de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ngolo telescopio</text:p>
          </table:table-cell>
          <table:table-cell/>
          <table:table-cell office:value-type="string" calcext:value-type="string">
            <text:p>Angolo reticol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bagliato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destra</text:p>
          </table:table-cell>
          <table:table-cell table:number-columns-repeated="2"/>
          <table:table-cell office:value-type="string" calcext:value-type="string">
            <text:p>sinistra</text:p>
          </table:table-cell>
          <table:table-cell table:number-columns-repeated="3"/>
          <table:table-cell office:value-type="string" calcext:value-type="string">
            <text:p>n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0 lns/m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formula="of:=AVERAGE([.M8:.M9])" office:value-type="float" office:value="589.2937" calcext:value-type="float">
            <text:p>589.2937</text:p>
          </table:table-cell>
          <table:table-cell office:value-type="float" office:value="588.995" calcext:value-type="float">
            <text:p>588.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8"/>
          <table:table-cell office:value-type="float" office:value="589.5924" calcext:value-type="float">
            <text:p>589.59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formula="of:=[.C10]*[.$L$8]/SIN(RADIANS(ABS([.D10]-[.$D$9])))" office:value-type="float" office:value="2834.34614803134" calcext:value-type="float">
            <text:p>2834.34614803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formula="of:=[.G10]*[.$L$8]/SIN(RADIANS(ABS([.H10]-[.$D$9])))" office:value-type="float" office:value="4234.24998031116" calcext:value-type="float">
            <text:p>4234.249980311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formula="of:=[.C11]*[.$L$8]/SIN(RADIANS(ABS([.D11]-[.$D$9])))" office:value-type="float" office:value="3146.20036249991" calcext:value-type="float">
            <text:p>3146.20036249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table:formula="of:=[.G11]*[.$L$8]/SIN(RADIANS(ABS([.H11]-[.$D$9])))" office:value-type="float" office:value="3813.98894382474" calcext:value-type="float">
            <text:p>3813.988943824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formula="of:=[.C12]*[.$L$8]/SIN(RADIANS(ABS([.D12]-[.$D$9])))" office:value-type="float" office:value="3245.96840538839" calcext:value-type="float">
            <text:p>3245.96840538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table:formula="of:=[.G12]*[.$L$8]/SIN(RADIANS(ABS([.H12]-[.$D$9])))" office:value-type="float" office:value="3535.7622" calcext:value-type="float">
            <text:p>3535.76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formula="of:=[.C13]*[.$L$8]/SIN(RADIANS(ABS([.D13]-[.$D$9])))" office:value-type="float" office:value="3276.85858462202" calcext:value-type="float">
            <text:p>3276.858584622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table:formula="of:=[.G13]*[.$L$8]/SIN(RADIANS(ABS([.H13]-[.$D$9])))" office:value-type="float" office:value="3592.93096480516" calcext:value-type="float">
            <text:p>3592.930964805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formula="of:=[.C14]*[.$L$8]/SIN(RADIANS(ABS([.D14]-[.$D$9])))" office:value-type="float" office:value="3337.08197839866" calcext:value-type="float">
            <text:p>3337.08197839866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destra</text:p>
          </table:table-cell>
          <table:table-cell table:number-columns-repeated="2"/>
          <table:table-cell office:value-type="string" calcext:value-type="string">
            <text:p>sinistra</text:p>
          </table:table-cell>
          <table:table-cell table:number-columns-repeated="3"/>
          <table:table-cell table:formula="of:=10000/3" office:value-type="float" office:value="3333.33333333333" calcext:value-type="float">
            <text:p>3333.33333333333</text:p>
          </table:table-cell>
          <table:table-cell table:number-columns-repeated="3"/>
          <table:table-cell office:value-type="string" calcext:value-type="string">
            <text:p>pesi</text:p>
          </table:table-cell>
          <table:table-cell office:value-type="string" calcext:value-type="string">
            <text:p>prodotti</text:p>
          </table:table-cell>
        </table:table-row>
        <table:table-row table:style-name="ro1">
          <table:table-cell/>
          <table:table-cell office:value-type="string" calcext:value-type="string">
            <text:p>300 lns/m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formula="of:=1/[.F20]^2" office:value-type="float" office:value="0.000119644692833135" calcext:value-type="float">
            <text:p>0.000119644692833</text:p>
          </table:table-cell>
          <table:table-cell table:formula="of:=[.E20]*[.P18]" office:value-type="float" office:value="0.406027086908088" calcext:value-type="float">
            <text:p>0.406027086908088</text:p>
          </table:table-cell>
        </table:table-row>
        <table:table-row table:style-name="ro1">
          <table:table-cell/>
          <table:table-cell office:value-type="string" calcext:value-type="string">
            <text:p>minuti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ev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sx</text:p>
          </table:table-cell>
          <table:table-cell table:number-columns-repeated="2"/>
          <table:table-cell table:formula="of:=1/[.F21]^2" office:value-type="float" office:value="0.000552477280575394" calcext:value-type="float">
            <text:p>0.000552477280575</text:p>
          </table:table-cell>
          <table:table-cell table:formula="of:=[.E21]*[.P19]" office:value-type="float" office:value="1.85497731988073" calcext:value-type="float">
            <text:p>1.8549773198807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formula="of:=[.C20]*[.$L$8]/SIN(RADIANS(ABS([.D20]-[.$D$19])))" office:value-type="float" office:value="3393.6071654625" calcext:value-type="float">
            <text:p>3393.6071654625</text:p>
          </table:table-cell>
          <table:table-cell office:value-type="float" office:value="91.4225394336559" calcext:value-type="float">
            <text:p>91.4225394336559</text:p>
          </table:table-cell>
          <table:table-cell office:value-type="float" office:value="1" calcext:value-type="float">
            <text:p>1</text:p>
          </table:table-cell>
          <table:table-cell office:value-type="float" office:value="329.666666666667" calcext:value-type="float">
            <text:p>329.666666666667</text:p>
          </table:table-cell>
          <table:table-cell table:formula="of:=[.G20]*[.$L$8]/SIN(RADIANS(ABS([.H20]-[.$D$19])))" office:value-type="float" office:value="3509.45757904665" calcext:value-type="float">
            <text:p>3509.45757904665</text:p>
          </table:table-cell>
          <table:table-cell office:value-type="float" office:value="97.8696594843408" calcext:value-type="float">
            <text:p>97.8696594843408</text:p>
          </table:table-cell>
          <table:table-cell/>
          <table:table-cell table:formula="of:=ERFC(ABS([.E20]-[.$L$17])/(SQRT(2)*[.F20]))" office:value-type="float" office:value="0.509710502966831" calcext:value-type="float">
            <text:p>0.509710502966831</text:p>
          </table:table-cell>
          <table:table-cell table:formula="of:=ERFC(ABS([.I20]-[.$L$17])/(SQRT(2)*[.J20]))" office:value-type="float" office:value="0.0719270397207417" calcext:value-type="float">
            <text:p>0.071927039720742</text:p>
          </table:table-cell>
          <table:table-cell table:number-columns-repeated="2"/>
          <table:table-cell table:formula="of:=1/[.F22]^2" office:value-type="float" office:value="0.0015204913299539" calcext:value-type="float">
            <text:p>0.001520491329954</text:p>
          </table:table-cell>
          <table:table-cell table:formula="of:=[.E22]*[.P20]" office:value-type="float" office:value="5.09630695049811" calcext:value-type="float">
            <text:p>5.09630695049811</text:p>
          </table:table-cell>
        </table:table-row>
        <table:table-row table:style-name="ro1">
          <table:table-cell table:formula="of:=[.B21]/60" office:value-type="float" office:value="0.45" calcext:value-type="float">
            <text:p>0.45</text:p>
          </table:table-cell>
          <table:table-cell table:formula="of:=7+20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9.45" calcext:value-type="float">
            <text:p>299.45</text:p>
          </table:table-cell>
          <table:table-cell table:formula="of:=[.C21]*[.$L$8]/SIN(RADIANS(ABS([.D21]-[.$D$19])))" office:value-type="float" office:value="3357.5630801484" calcext:value-type="float">
            <text:p>3357.5630801484</text:p>
          </table:table-cell>
          <table:table-cell office:value-type="float" office:value="42.5444377278325" calcext:value-type="float">
            <text:p>42.5444377278325</text:p>
          </table:table-cell>
          <table:table-cell office:value-type="float" office:value="2" calcext:value-type="float">
            <text:p>2</text:p>
          </table:table-cell>
          <table:table-cell office:value-type="float" office:value="340.666666666667" calcext:value-type="float">
            <text:p>340.666666666667</text:p>
          </table:table-cell>
          <table:table-cell table:formula="of:=[.G21]*[.$L$8]/SIN(RADIANS(ABS([.H21]-[.$D$19])))" office:value-type="float" office:value="3339.43137216097" calcext:value-type="float">
            <text:p>3339.43137216097</text:p>
          </table:table-cell>
          <table:table-cell office:value-type="float" office:value="42.0539633927865" calcext:value-type="float">
            <text:p>42.0539633927865</text:p>
          </table:table-cell>
          <table:table-cell/>
          <table:table-cell table:formula="of:=ERFC(ABS([.E21]-[.$L$17])/(SQRT(2)*[.F21]))" office:value-type="float" office:value="0.569005875083681" calcext:value-type="float">
            <text:p>0.569005875083681</text:p>
          </table:table-cell>
          <table:table-cell table:formula="of:=ERFC(ABS([.I21]-[.$L$17])/(SQRT(2)*[.J21]))" office:value-type="float" office:value="0.884706851508465" calcext:value-type="float">
            <text:p>0.884706851508465</text:p>
          </table:table-cell>
          <table:table-cell table:number-columns-repeated="2"/>
          <table:table-cell table:formula="of:=1/[.F23]^2" office:value-type="float" office:value="0.00398809466561643" calcext:value-type="float">
            <text:p>0.003988094665616</text:p>
          </table:table-cell>
          <table:table-cell table:formula="of:=[.E23]*[.P21]" office:value-type="float" office:value="13.2945072737542" calcext:value-type="float">
            <text:p>13.2945072737542</text:p>
          </table:table-cell>
        </table:table-row>
        <table:table-row table:style-name="ro1">
          <table:table-cell table:formula="of:=[.B22]/60" office:value-type="float" office:value="0.166666666666667" calcext:value-type="float">
            <text:p>0.16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8.166666666667" calcext:value-type="float">
            <text:p>288.166666666667</text:p>
          </table:table-cell>
          <table:table-cell table:formula="of:=[.C22]*[.$L$8]/SIN(RADIANS(ABS([.D22]-[.$D$19])))" office:value-type="float" office:value="3351.75008900093" calcext:value-type="float">
            <text:p>3351.75008900093</text:p>
          </table:table-cell>
          <table:table-cell office:value-type="float" office:value="25.6453142978478" calcext:value-type="float">
            <text:p>25.6453142978478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[.G22]*[.$L$8]/SIN(RADIANS(ABS([.H22]-[.$D$19])))" office:value-type="float" office:value="3336.13291556428" calcext:value-type="float">
            <text:p>3336.13291556428</text:p>
          </table:table-cell>
          <table:table-cell office:value-type="float" office:value="25.3608966488302" calcext:value-type="float">
            <text:p>25.3608966488302</text:p>
          </table:table-cell>
          <table:table-cell/>
          <table:table-cell table:formula="of:=ERFC(ABS([.E22]-[.$L$17])/(SQRT(2)*[.F22]))" office:value-type="float" office:value="0.472675063884658" calcext:value-type="float">
            <text:p>0.472675063884658</text:p>
          </table:table-cell>
          <table:table-cell table:formula="of:=ERFC(ABS([.I22]-[.$L$17])/(SQRT(2)*[.J22]))" office:value-type="float" office:value="0.912100307088972" calcext:value-type="float">
            <text:p>0.912100307088972</text:p>
          </table:table-cell>
          <table:table-cell table:number-columns-repeated="2"/>
          <table:table-cell table:formula="of:=1/[.J20]^2" office:value-type="float" office:value="0.000104400804528527" calcext:value-type="float">
            <text:p>0.000104400804529</text:p>
          </table:table-cell>
          <table:table-cell table:formula="of:=[.I20]*[.P22]" office:value-type="float" office:value="0.366390194711208" calcext:value-type="float">
            <text:p>0.366390194711208</text:p>
          </table:table-cell>
        </table:table-row>
        <table:table-row table:style-name="ro1">
          <table:table-cell table:formula="of:=[.B23]/60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formula="of:=[.C23]*[.$L$8]/SIN(RADIANS(ABS([.D23]-[.$D$19])))" office:value-type="float" office:value="3333.54857104409" calcext:value-type="float">
            <text:p>3333.54857104409</text:p>
          </table:table-cell>
          <table:table-cell office:value-type="float" office:value="15.8349709393664" calcext:value-type="float">
            <text:p>15.8349709393664</text:p>
          </table:table-cell>
          <table:table-cell office:value-type="float" office:value="4" calcext:value-type="float">
            <text:p>4</text:p>
          </table:table-cell>
          <table:table-cell office:value-type="float" office:value="364.666666666" calcext:value-type="float">
            <text:p>364.666666666</text:p>
          </table:table-cell>
          <table:table-cell table:formula="of:=[.G23]*[.$L$8]/SIN(RADIANS(ABS([.H23]-[.$D$19])))" office:value-type="float" office:value="3353.11282591283" calcext:value-type="float">
            <text:p>3353.11282591283</text:p>
          </table:table-cell>
          <table:table-cell office:value-type="float" office:value="16.1143209766118" calcext:value-type="float">
            <text:p>16.1143209766118</text:p>
          </table:table-cell>
          <table:table-cell/>
          <table:table-cell table:formula="of:=ERFC(ABS([.E23]-[.$L$17])/(SQRT(2)*[.F23]))" office:value-type="float" office:value="0.989155044306708" calcext:value-type="float">
            <text:p>0.989155044306708</text:p>
          </table:table-cell>
          <table:table-cell table:formula="of:=ERFC(ABS([.I23]-[.$L$17])/(SQRT(2)*[.J23]))" office:value-type="float" office:value="0.219654219270475" calcext:value-type="float">
            <text:p>0.219654219270475</text:p>
          </table:table-cell>
          <table:table-cell table:number-columns-repeated="2"/>
          <table:table-cell table:formula="of:=1/[.J21]^2" office:value-type="float" office:value="0.000565439489014068" calcext:value-type="float">
            <text:p>0.000565439489014</text:p>
          </table:table-cell>
          <table:table-cell table:formula="of:=[.I21]*[.P23]" office:value-type="float" office:value="1.88824636867225" calcext:value-type="float">
            <text:p>1.888246368672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9.333333333333" calcext:value-type="float">
            <text:p>259.333333333333</text:p>
          </table:table-cell>
          <table:table-cell table:formula="of:=[.C24]*[.$L$8]/SIN(RADIANS(ABS([.D24]-[.$D$19])))" office:value-type="float" office:value="3379.81323559758" calcext:value-type="float">
            <text:p>3379.81323559758</text:p>
          </table:table-cell>
          <table:table-cell office:value-type="float" office:value="9.02178369176539" calcext:value-type="float">
            <text:p>9.02178369176539</text:p>
          </table:table-cell>
          <table:table-cell table:number-columns-repeated="5"/>
          <table:table-cell table:formula="of:=ERFC(ABS([.E24]-[.$L$17])/(SQRT(2)*[.F24]))" office:value-type="float" office:value="0.000000257772912227332" calcext:value-type="float">
            <text:p>2.57772912227332E-07</text:p>
          </table:table-cell>
          <table:table-cell table:number-columns-repeated="3"/>
          <table:table-cell table:formula="of:=1/[.J22]^2" office:value-type="float" office:value="0.00155478660929305" calcext:value-type="float">
            <text:p>0.001554786609293</text:p>
          </table:table-cell>
          <table:table-cell table:formula="of:=[.I22]*[.P24]" office:value-type="float" office:value="5.18697478394111" calcext:value-type="float">
            <text:p>5.18697478394111</text:p>
          </table:table-cell>
        </table:table-row>
        <table:table-row table:style-name="ro1">
          <table:table-cell table:number-columns-repeated="15"/>
          <table:table-cell table:formula="of:=1/[.J23]^2" office:value-type="float" office:value="0.00385102182601654" calcext:value-type="float">
            <text:p>0.003851021826017</text:p>
          </table:table-cell>
          <table:table-cell table:formula="of:=[.I23]*[.P25]" office:value-type="float" office:value="12.9129106776863" calcext:value-type="float">
            <text:p>12.91291067768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destra</text:p>
          </table:table-cell>
          <table:table-cell table:number-columns-repeated="2"/>
          <table:table-cell office:value-type="string" calcext:value-type="string">
            <text:p>sinistra</text:p>
          </table:table-cell>
          <table:table-cell table:number-columns-repeated="3"/>
          <table:table-cell table:formula="of:=10000/6" office:value-type="float" office:value="1666.66666666667" calcext:value-type="float">
            <text:p>1666.66666666667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formula="of:=SUM([.P18:.P25])" office:value-type="float" office:value="0.012256356697831" calcext:value-type="float">
            <text:p>0.012256356697831</text:p>
          </table:table-cell>
          <table:table-cell table:formula="of:=SUM([.Q18:.Q25])" office:value-type="float" office:value="41.006340656052" calcext:value-type="float">
            <text:p>41.006340656052</text:p>
          </table:table-cell>
        </table:table-row>
        <table:table-row table:style-name="ro1">
          <table:table-cell/>
          <table:table-cell office:value-type="string" calcext:value-type="string">
            <text:p>600 lns/m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ng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uti</text:p>
          </table:table-cell>
          <table:table-cell office:value-type="float" office:value="0" calcext:value-type="float">
            <text:p>0</text:p>
          </table:table-cell>
          <table:table-cell office:value-type="float" office:value="319.33333333333" calcext:value-type="float">
            <text:p>319.33333333333</text:p>
          </table:table-cell>
          <table:table-cell/>
          <table:table-cell office:value-type="string" calcext:value-type="string">
            <text:p>stdev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sx</text:p>
          </table:table-cell>
          <table:table-cell/>
          <table:table-cell office:value-type="string" calcext:value-type="string">
            <text:p>media</text:p>
          </table:table-cell>
          <table:table-cell table:formula="of:=[.Q27]/[.P27]" office:value-type="float" office:value="3345.72023865043" calcext:value-type="float">
            <text:p>3345.720238650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.3333333333" calcext:value-type="float">
            <text:p>300.3333333333</text:p>
          </table:table-cell>
          <table:table-cell table:formula="of:=[.C30]*[.$L$8]/SIN(RADIANS(ABS([.D30]-[.$D$29])))" office:value-type="float" office:value="1810.04711895632" calcext:value-type="float">
            <text:p>1810.04711895632</text:p>
          </table:table-cell>
          <table:table-cell office:value-type="float" office:value="24.9705731940796" calcext:value-type="float">
            <text:p>24.9705731940796</text:p>
          </table:table-cell>
          <table:table-cell office:value-type="float" office:value="1" calcext:value-type="float">
            <text:p>1</text:p>
          </table:table-cell>
          <table:table-cell office:value-type="float" office:value="340.66666666" calcext:value-type="float">
            <text:p>340.66666666</text:p>
          </table:table-cell>
          <table:table-cell table:formula="of:=[.G30]*[.$L$8]/SIN(RADIANS(ABS([.H30]-[.$D$29])))" office:value-type="float" office:value="1619.85900822795" calcext:value-type="float">
            <text:p>1619.85900822795</text:p>
          </table:table-cell>
          <table:table-cell office:value-type="float" office:value="19.7018282355055" calcext:value-type="float">
            <text:p>19.7018282355055</text:p>
          </table:table-cell>
          <table:table-cell/>
          <table:table-cell table:formula="of:=ERFC(ABS([.E30]-[.$L$27])/(SQRT(2)*[.F30]))" office:value-type="float" office:value="0.00000000935776380311147" calcext:value-type="float">
            <text:p>9.35776380311147E-09</text:p>
          </table:table-cell>
          <table:table-cell table:formula="of:=ERFC(ABS([.I30]-[.$L$27])/(SQRT(2)*[.J30]))" office:value-type="float" office:value="0.0175108189932254" calcext:value-type="float">
            <text:p>0.017510818993225</text:p>
          </table:table-cell>
          <table:table-cell/>
          <table:table-cell office:value-type="string" calcext:value-type="string">
            <text:p>stdev</text:p>
          </table:table-cell>
          <table:table-cell table:formula="of:=1/SQRT([.P27])" office:value-type="float" office:value="9.03273572600235" calcext:value-type="float">
            <text:p>9.032735726002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formula="of:=[.C31]*[.$L$8]/SIN(RADIANS(ABS([.D31]-[.$D$29])))" office:value-type="float" office:value="1750.09306781712" calcext:value-type="float">
            <text:p>1750.09306781712</text:p>
          </table:table-cell>
          <table:table-cell office:value-type="float" office:value="9.12548804217148" calcext:value-type="float">
            <text:p>9.12548804217148</text:p>
          </table:table-cell>
          <table:table-cell office:value-type="float" office:value="2" calcext:value-type="float">
            <text:p>2</text:p>
          </table:table-cell>
          <table:table-cell office:value-type="float" office:value="369.33333333333" calcext:value-type="float">
            <text:p>369.33333333333</text:p>
          </table:table-cell>
          <table:table-cell table:formula="of:=[.G31]*[.$L$8]/SIN(RADIANS(ABS([.H31]-[.$D$29])))" office:value-type="float" office:value="1538.53658307518" calcext:value-type="float">
            <text:p>1538.53658307518</text:p>
          </table:table-cell>
          <table:table-cell office:value-type="float" office:value="6.1324192865192" calcext:value-type="float">
            <text:p>6.1324192865192</text:p>
          </table:table-cell>
          <table:table-cell/>
          <table:table-cell table:formula="of:=ERFC(ABS([.E31]-[.$L$27])/(SQRT(2)*[.F31]))" office:value-type="float" office:value="6.12339722442859E-020" calcext:value-type="float">
            <text:p>6.12339722442859E-20</text:p>
          </table:table-cell>
          <table:table-cell table:formula="of:=ERFC(ABS([.I31]-[.$L$27])/(SQRT(2)*[.J31]))" office:value-type="float" office:value="6.08571428307724E-097" calcext:value-type="float">
            <text:p>6.08571428307724E-97</text:p>
          </table:table-cell>
          <table:table-cell/>
          <table:table-cell office:value-type="string" calcext:value-type="string">
            <text:p>P-value</text:p>
          </table:table-cell>
          <table:table-cell table:formula="of:=ERFC(([.P29]-[.L17])/(SQRT(2)*[.P30]))" office:value-type="float" office:value="0.170270595709453" calcext:value-type="float">
            <text:p>0.17027059570945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ubo spettrale</text:p>
          </table:table-cell>
          <table:table-cell/>
          <table:table-cell office:value-type="string" calcext:value-type="string">
            <text:p>destra</text:p>
          </table:table-cell>
          <table:table-cell/>
          <table:table-cell office:value-type="string" calcext:value-type="string">
            <text:p>indac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azzurro</text:p>
          </table:table-cell>
          <table:table-cell office:value-type="string" calcext:value-type="string">
            <text:p>giallo color lampada</text:p>
          </table:table-cell>
          <table:table-cell/>
          <table:table-cell office:value-type="string" calcext:value-type="string">
            <text:p>indac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azzurro</text:p>
          </table:table-cell>
          <table:table-cell office:value-type="string" calcext:value-type="string">
            <text:p>giallo color lampa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ng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.333333333333" calcext:value-type="float">
            <text:p>320.33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.666666666666" calcext:value-type="float">
            <text:p>311.666666666666</text:p>
          </table:table-cell>
          <table:table-cell office:value-type="float" office:value="311.33333333333" calcext:value-type="float">
            <text:p>311.33333333333</text:p>
          </table:table-cell>
          <table:table-cell office:value-type="float" office:value="311" calcext:value-type="float">
            <text:p>311</text:p>
          </table:table-cell>
          <table:table-cell office:value-type="float" office:value="310.333333333333" calcext:value-type="float">
            <text:p>310.333333333333</text:p>
          </table:table-cell>
          <table:table-cell/>
          <table:table-cell table:formula="of:=0.001/300*SIN(RADIANS(ABS([.E38]-[.$C$37])))/[.$B38]" office:value-type="float" office:value="0.000000502285707498295" calcext:value-type="float">
            <text:p>5.02285707498295E-07</text:p>
          </table:table-cell>
          <table:table-cell table:formula="of:=0.001/300*SIN(RADIANS(ABS([.F38]-[.$C$37])))/[.$B38]" office:value-type="float" office:value="0.000000521448216800939" calcext:value-type="float">
            <text:p>5.21448216800939E-07</text:p>
          </table:table-cell>
          <table:table-cell table:formula="of:=0.001/300*SIN(RADIANS(ABS([.G38]-[.$C$37])))/[.$B38]" office:value-type="float" office:value="0.000000540593077018538" calcext:value-type="float">
            <text:p>5.40593077018538E-07</text:p>
          </table:table-cell>
          <table:table-cell table:formula="of:=0.001/300*SIN(RADIANS(ABS([.H38]-[.$C$37])))/[.$B38]" office:value-type="float" office:value="0.000000578827258889768" calcext:value-type="float">
            <text:p>5.7882725888976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/>
          <table:table-cell office:value-type="float" office:value="301.666666666667" calcext:value-type="float">
            <text:p>301.666666666667</text:p>
          </table:table-cell>
          <table:table-cell office:value-type="float" office:value="299.333333333333" calcext:value-type="float">
            <text:p>299.333333333333</text:p>
          </table:table-cell>
          <table:table-cell/>
          <table:table-cell table:formula="of:=0.001/300*SIN(RADIANS(ABS([.E39]-[.$C$37])))/[.$B39]" office:value-type="float" office:value="0.000000468708422459374" calcext:value-type="float">
            <text:p>4.68708422459374E-07</text:p>
          </table:table-cell>
          <table:table-cell/>
          <table:table-cell table:formula="of:=0.001/300*SIN(RADIANS(ABS([.G39]-[.$C$37])))/[.$B39]" office:value-type="float" office:value="0.000000533436452928266" calcext:value-type="float">
            <text:p>5.33436452928266E-07</text:p>
          </table:table-cell>
          <table:table-cell table:formula="of:=0.001/300*SIN(RADIANS(ABS([.H39]-[.$C$37])))/[.$B39]" office:value-type="float" office:value="0.000000597279915908834" calcext:value-type="float">
            <text:p>5.97279915908834E-0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inistr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7.333333333333" calcext:value-type="float">
            <text:p>327.333333333333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9.666666666666" calcext:value-type="float">
            <text:p>329.666666666666</text:p>
          </table:table-cell>
          <table:table-cell/>
          <table:table-cell table:formula="of:=0.001/300*SIN(RADIANS(ABS([.E42]-[.$C$37])))/[.$B42]" office:value-type="float" office:value="0.000000406231144683825" calcext:value-type="float">
            <text:p>4.06231144683825E-07</text:p>
          </table:table-cell>
          <table:table-cell/>
          <table:table-cell table:formula="of:=0.001/300*SIN(RADIANS(ABS([.G42]-[.$C$37])))/[.$B42]" office:value-type="float" office:value="0.000000444698773735063" calcext:value-type="float">
            <text:p>4.44698773735063E-07</text:p>
          </table:table-cell>
          <table:table-cell table:formula="of:=0.001/300*SIN(RADIANS(ABS([.H42]-[.$C$37])))/[.$B42]" office:value-type="float" office:value="0.000000540593077018541" calcext:value-type="float">
            <text:p>5.4059307701854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335.66666666666" calcext:value-type="float">
            <text:p>335.66666666666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0.001/300*SIN(RADIANS(ABS([.E43]-[.$C$37])))/[.$B43]" office:value-type="float" office:value="0.000000421991946841346" calcext:value-type="float">
            <text:p>4.21991946841346E-07</text:p>
          </table:table-cell>
          <table:table-cell table:formula="of:=0.001/300*SIN(RADIANS(ABS([.F43]-[.$C$37])))/[.$B43]" office:value-type="float" office:value="0.00000044072360339516" calcext:value-type="float">
            <text:p>4.4072360339516E-07</text:p>
          </table:table-cell>
          <table:table-cell table:formula="of:=0.001/300*SIN(RADIANS(ABS([.G43]-[.$C$37])))/[.$B43]" office:value-type="float" office:value="0.000000478005387851827" calcext:value-type="float">
            <text:p>4.78005387851827E-07</text:p>
          </table:table-cell>
          <table:table-cell table:formula="of:=0.001/300*SIN(RADIANS(ABS([.H43]-[.$C$37])))/[.$B43]" office:value-type="float" office:value="0.000000560912460076887" calcext:value-type="float">
            <text:p>5.60912460076887E-07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de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olo prisma</text:p>
          </table:table-cell>
          <table:table-cell office:value-type="string" calcext:value-type="string">
            <text:p>angolo non rifratt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19.3333333333" calcext:value-type="float">
            <text:p>319.3333333333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lungh d'onda angstrom</text:p>
          </table:table-cell>
          <table:table-cell table:number-columns-repeated="2"/>
          <table:table-cell office:value-type="string" calcext:value-type="string">
            <text:p>Minima deviazione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Interpol</text:p>
          </table:table-cell>
          <table:table-cell office:value-type="string" calcext:value-type="string">
            <text:p>1 25 1 1</text:p>
          </table:table-cell>
          <table:table-cell table:number-columns-repeated="2"/>
          <table:table-cell office:value-type="string" calcext:value-type="string">
            <text:p>covar</text:p>
          </table:table-cell>
          <table:table-cell/>
        </table:table-row>
        <table:table-row table:style-name="ro1">
          <table:table-cell/>
          <table:table-cell office:value-type="float" office:value="7081.9" calcext:value-type="float">
            <text:p>7081.9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Rosso</text:p>
          </table:table-cell>
          <table:table-cell office:value-type="float" office:value="272.333333333333" calcext:value-type="float">
            <text:p>272.333333333333</text:p>
          </table:table-cell>
          <table:table-cell table:number-columns-repeated="2"/>
          <table:table-cell table:formula="of:=ABS([.$C$52]-[.E57])" office:value-type="float" office:value="46.999999999967" calcext:value-type="float">
            <text:p>46.999999999967</text:p>
          </table:table-cell>
          <table:table-cell table:formula="of:=SIN(RADIANS([.H57]+[.$B$52])/2)/SIN(RADIANS([.$B$52])/2)" office:value-type="float" office:value="1.60771372123409" calcext:value-type="float">
            <text:p>1.60771372123409</text:p>
          </table:table-cell>
          <table:table-cell office:value-type="float" office:value="0.00282551801527533" calcext:value-type="float">
            <text:p>0.00282551801527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8933434040652" calcext:value-type="float">
            <text:p>1.58933434040652</text:p>
          </table:table-cell>
          <table:table-cell office:value-type="float" office:value="0.00347669143634916" calcext:value-type="float">
            <text:p>0.003476691436349</text:p>
          </table:table-cell>
          <table:table-cell/>
          <table:table-cell office:value-type="float" office:value="-0.000264530216674947" calcext:value-type="float">
            <text:p>-0.000264530216675</text:p>
          </table:table-cell>
          <table:table-cell/>
        </table:table-row>
        <table:table-row table:style-name="ro1">
          <table:table-cell/>
          <table:table-cell office:value-type="float" office:value="5790.663" calcext:value-type="float">
            <text:p>5790.663</text:p>
          </table:table-cell>
          <table:table-cell/>
          <table:table-cell office:value-type="string" calcext:value-type="string">
            <text:p>Arancione</text:p>
          </table:table-cell>
          <table:table-cell office:value-type="float" office:value="273" calcext:value-type="float">
            <text:p>273</text:p>
          </table:table-cell>
          <table:table-cell office:value-type="float" office:value="271.666666666" calcext:value-type="float">
            <text:p>271.666666666</text:p>
          </table:table-cell>
          <table:table-cell/>
          <table:table-cell table:formula="of:=ABS([.$C$52]-[.F58])" office:value-type="float" office:value="47.6666666673" calcext:value-type="float">
            <text:p>47.6666666673</text:p>
          </table:table-cell>
          <table:table-cell table:formula="of:=SIN(RADIANS([.H58]+[.$B$52])/2)/SIN(RADIANS([.$B$52])/2)" office:value-type="float" office:value="1.61460755202724" calcext:value-type="float">
            <text:p>1.61460755202724</text:p>
          </table:table-cell>
          <table:table-cell office:value-type="float" office:value="0.00280325537503344" calcext:value-type="float">
            <text:p>0.00280325537503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881417892557338" calcext:value-type="float">
            <text:p>0.881417892557338</text:p>
          </table:table-cell>
          <table:table-cell office:value-type="float" office:value="0.0814341306040933" calcext:value-type="float">
            <text:p>0.081434130604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60.735" calcext:value-type="float">
            <text:p>5460.735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271.333333" calcext:value-type="float">
            <text:p>271.333333</text:p>
          </table:table-cell>
          <table:table-cell office:value-type="float" office:value="271.33333333" calcext:value-type="float">
            <text:p>271.33333333</text:p>
          </table:table-cell>
          <table:table-cell/>
          <table:table-cell table:formula="of:=ABS([.$C$52]-[.E59])" office:value-type="float" office:value="48.0000003333" calcext:value-type="float">
            <text:p>48.0000003333</text:p>
          </table:table-cell>
          <table:table-cell table:formula="of:=SIN(RADIANS([.H59]+[.$B$52])/2)/SIN(RADIANS([.$B$52])/2)" office:value-type="float" office:value="1.61803399216915" calcext:value-type="float">
            <text:p>1.61803399216915</text:p>
          </table:table-cell>
          <table:table-cell office:value-type="float" office:value="0.00279208842777541" calcext:value-type="float">
            <text:p>0.0027920884277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Blu</text:p>
          </table:table-cell>
          <table:table-cell office:value-type="float" office:value="270.666666666667" calcext:value-type="float">
            <text:p>270.666666666667</text:p>
          </table:table-cell>
          <table:table-cell table:number-columns-repeated="2"/>
          <table:table-cell table:formula="of:=ABS([.$C$52]-[.E60])" office:value-type="float" office:value="48.666666666633" calcext:value-type="float">
            <text:p>48.666666666633</text:p>
          </table:table-cell>
          <table:table-cell table:formula="of:=SIN(RADIANS([.H60]+[.$B$52])/2)/SIN(RADIANS([.$B$52])/2)" office:value-type="float" office:value="1.62484575991472" calcext:value-type="float">
            <text:p>1.62484575991472</text:p>
          </table:table-cell>
          <table:table-cell table:number-columns-repeated="2"/>
          <table:table-cell office:value-type="string" calcext:value-type="string">
            <text:p>Chi</text:p>
          </table:table-cell>
          <table:table-cell office:value-type="float" office:value="1.51136382997367" calcext:value-type="float">
            <text:p>1.51136382997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8.328" calcext:value-type="float">
            <text:p>4358.328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269.333333333333" calcext:value-type="float">
            <text:p>269.333333333333</text:p>
          </table:table-cell>
          <table:table-cell table:number-columns-repeated="2"/>
          <table:table-cell table:formula="of:=ABS([.$C$52]-[.E61])" office:value-type="float" office:value="49.999999999967" calcext:value-type="float">
            <text:p>49.999999999967</text:p>
          </table:table-cell>
          <table:table-cell table:formula="of:=SIN(RADIANS([.H61]+[.$B$52])/2)/SIN(RADIANS([.$B$52])/2)" office:value-type="float" office:value="1.63830408857765" calcext:value-type="float">
            <text:p>1.63830408857765</text:p>
          </table:table-cell>
          <table:table-cell office:value-type="float" office:value="0.00272459392972919" calcext:value-type="float">
            <text:p>0.002724593929729</text:p>
          </table:table-cell>
          <table:table-cell/>
          <table:table-cell office:value-type="string" calcext:value-type="string">
            <text:p>Do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6.563" calcext:value-type="float">
            <text:p>4046.563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Indaco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ABS([.$C$52]-[.E62])" office:value-type="float" office:value="50.3333333333" calcext:value-type="float">
            <text:p>50.3333333333</text:p>
          </table:table-cell>
          <table:table-cell table:formula="of:=SIN(RADIANS([.H62]+[.$B$52])/2)/SIN(RADIANS([.$B$52])/2)" office:value-type="float" office:value="1.6416340849858" calcext:value-type="float">
            <text:p>1.6416340849858</text:p>
          </table:table-cell>
          <table:table-cell office:value-type="float" office:value="0.00271326359936875" calcext:value-type="float">
            <text:p>0.002713263599369</text:p>
          </table:table-cell>
          <table:table-cell/>
          <table:table-cell office:value-type="string" calcext:value-type="string">
            <text:p>P-value</text:p>
          </table:table-cell>
          <table:table-cell office:value-type="float" office:value="0.679650058873877" calcext:value-type="float">
            <text:p>0.679650058873877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ubo spettrale</text:p>
          </table:table-cell>
          <table:table-cell table:number-columns-repeated="8"/>
          <table:table-cell office:value-type="string" calcext:value-type="string">
            <text:p>e-7 m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mbd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sso 1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$C$52]-[.D68]" office:value-type="float" office:value="46.3333333333" calcext:value-type="float">
            <text:p>46.3333333333</text:p>
          </table:table-cell>
          <table:table-cell/>
          <table:table-cell table:formula="of:=SIN(RADIANS([.F68]+[.$B$52])/2)/SIN(RADIANS([.$B$52])/2)" office:value-type="float" office:value="1.60076547531178" calcext:value-type="float">
            <text:p>1.60076547531178</text:p>
          </table:table-cell>
          <table:table-cell/>
          <table:table-cell table:formula="of:=SQRT([.$M$58]/([.H68]-[.$M$57]))" office:value-type="float" office:value="8.78104607809194" calcext:value-type="float">
            <text:p>8.781046078091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osso 2</text:p>
          </table:table-cell>
          <table:table-cell office:value-type="float" office:value="272.6666666" calcext:value-type="float">
            <text:p>272.6666666</text:p>
          </table:table-cell>
          <table:table-cell/>
          <table:table-cell table:formula="of:=[.$C$52]-[.D69]" office:value-type="float" office:value="46.6666667333" calcext:value-type="float">
            <text:p>46.6666667333</text:p>
          </table:table-cell>
          <table:table-cell/>
          <table:table-cell table:formula="of:=SIN(RADIANS([.F69]+[.$B$52])/2)/SIN(RADIANS([.$B$52])/2)" office:value-type="float" office:value="1.60424638620457" calcext:value-type="float">
            <text:p>1.60424638620457</text:p>
          </table:table-cell>
          <table:table-cell/>
          <table:table-cell table:formula="of:=SQRT([.$M$58]/([.H69]-[.$M$57]))" office:value-type="float" office:value="7.68815829702012" calcext:value-type="float">
            <text:p>7.68815829702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rancione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$C$52]-[.D70]" office:value-type="float" office:value="47.3333333333" calcext:value-type="float">
            <text:p>47.3333333333</text:p>
          </table:table-cell>
          <table:table-cell/>
          <table:table-cell table:formula="of:=SIN(RADIANS([.F70]+[.$B$52])/2)/SIN(RADIANS([.$B$52])/2)" office:value-type="float" office:value="1.61116745314565" calcext:value-type="float">
            <text:p>1.61116745314565</text:p>
          </table:table-cell>
          <table:table-cell/>
          <table:table-cell table:formula="of:=SQRT([.$M$58]/([.H70]-[.$M$57]))" office:value-type="float" office:value="6.35379359459038" calcext:value-type="float">
            <text:p>6.353793594590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de 1</text:p>
          </table:table-cell>
          <table:table-cell office:value-type="float" office:value="271.333333333" calcext:value-type="float">
            <text:p>271.333333333</text:p>
          </table:table-cell>
          <table:table-cell/>
          <table:table-cell table:formula="of:=[.$C$52]-[.D71]" office:value-type="float" office:value="48.0000000003" calcext:value-type="float">
            <text:p>48.0000000003</text:p>
          </table:table-cell>
          <table:table-cell/>
          <table:table-cell table:formula="of:=SIN(RADIANS([.F71]+[.$B$52])/2)/SIN(RADIANS([.$B$52])/2)" office:value-type="float" office:value="1.61803398875297" calcext:value-type="float">
            <text:p>1.61803398875297</text:p>
          </table:table-cell>
          <table:table-cell/>
          <table:table-cell table:formula="of:=SQRT([.$M$58]/([.H71]-[.$M$57]))" office:value-type="float" office:value="5.54182290689613" calcext:value-type="float">
            <text:p>5.541822906896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de 2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$C$52]-[.D72]" office:value-type="float" office:value="48.3333333333" calcext:value-type="float">
            <text:p>48.3333333333</text:p>
          </table:table-cell>
          <table:table-cell/>
          <table:table-cell table:formula="of:=SIN(RADIANS([.F72]+[.$B$52])/2)/SIN(RADIANS([.$B$52])/2)" office:value-type="float" office:value="1.62144673434008" calcext:value-type="float">
            <text:p>1.62144673434008</text:p>
          </table:table-cell>
          <table:table-cell/>
          <table:table-cell table:formula="of:=SQRT([.$M$58]/([.H72]-[.$M$57]))" office:value-type="float" office:value="5.23907468781876" calcext:value-type="float">
            <text:p>5.239074687818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zzurro</text:p>
          </table:table-cell>
          <table:table-cell office:value-type="float" office:value="270.66666666" calcext:value-type="float">
            <text:p>270.66666666</text:p>
          </table:table-cell>
          <table:table-cell/>
          <table:table-cell table:formula="of:=[.$C$52]-[.D73]" office:value-type="float" office:value="48.6666666733" calcext:value-type="float">
            <text:p>48.6666666733</text:p>
          </table:table-cell>
          <table:table-cell/>
          <table:table-cell table:formula="of:=SIN(RADIANS([.F73]+[.$B$52])/2)/SIN(RADIANS([.$B$52])/2)" office:value-type="float" office:value="1.62484575998256" calcext:value-type="float">
            <text:p>1.62484575998256</text:p>
          </table:table-cell>
          <table:table-cell/>
          <table:table-cell table:formula="of:=SQRT([.$M$58]/([.H73]-[.$M$57]))" office:value-type="float" office:value="4.98203660718613" calcext:value-type="float">
            <text:p>4.982036607186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ola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$C$52]-[.D74]" office:value-type="float" office:value="49.3333333333" calcext:value-type="float">
            <text:p>49.3333333333</text:p>
          </table:table-cell>
          <table:table-cell/>
          <table:table-cell table:formula="of:=SIN(RADIANS([.F74]+[.$B$52])/2)/SIN(RADIANS([.$B$52])/2)" office:value-type="float" office:value="1.63160253608801" calcext:value-type="float">
            <text:p>1.63160253608801</text:p>
          </table:table-cell>
          <table:table-cell/>
          <table:table-cell table:formula="of:=SQRT([.$M$58]/([.H74]-[.$M$57]))" office:value-type="float" office:value="4.56650646148389" calcext:value-type="float">
            <text:p>4.566506461483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0:14:27.69539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2:31:08.883017829</meta:creation-date>
    <meta:generator>LibreOffice/6.4.7.2$Linux_X86_64 LibreOffice_project/40$Build-2</meta:generator>
    <dc:date>2022-06-19T12:02:38.843744078</dc:date>
    <meta:editing-duration>PT6H38M27S</meta:editing-duration>
    <meta:editing-cycles>49</meta:editing-cycles>
    <meta:document-statistic meta:table-count="1" meta:cell-count="343" meta:object-count="0"/>
  </office:meta>
</office:document-meta>
</file>